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Heading" style:master-page-name="Standard">
      <style:paragraph-properties style:page-number="auto"/>
      <style:text-properties fo:language="pl" fo:country="PL"/>
    </style:style>
    <style:style style:name="P30" style:family="paragraph" style:parent-style-name="Heading_20_2">
      <style:text-properties style:font-name="Calibri1"/>
    </style:style>
    <style:style style:name="P31" style:family="paragraph" style:parent-style-name="Heading_20_2">
      <style:paragraph-properties fo:break-before="page"/>
      <style:text-properties fo:language="pl" fo:country="PL"/>
    </style:style>
    <style:style style:name="P32" style:family="paragraph" style:parent-style-name="Text_20_body">
      <style:paragraph-properties fo:margin-left="0cm" fo:margin-right="0cm" fo:text-indent="0cm" style:auto-text-indent="false"/>
      <style:text-properties style:font-name="Calibri1" fo:language="pl" fo:country="PL"/>
    </style:style>
    <style:style style:name="P33" style:family="paragraph" style:parent-style-name="Text_20_body">
      <style:text-properties style:font-name="Calibri1"/>
    </style:style>
    <style:style style:name="P34" style:family="paragraph" style:parent-style-name="Text_20_body">
      <style:text-properties style:font-name="Calibri1"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ffff00"/>
    </style:style>
    <style:style style:name="T13" style:family="text">
      <style:text-properties fo:background-color="transparent"/>
    </style:style>
    <style:style style:name="T14" style:family="text">
      <style:text-properties style:font-name="Calibri2"/>
    </style:style>
    <style:style style:name="T15" style:family="text">
      <style:text-properties style:font-name="Calibri2" fo:background-color="transparen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pl" fo:country="PL"/>
    </style:style>
    <style:style style:name="T19"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ynastia Sobieskich – tom I, „Krwawa Elekcja”</text:p>
      <text:list xml:id="list2093225878763151509" text:style-name="Outline">
        <text:list-item>
          <text:h text:style-name="P31"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3">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8">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2409905" text:continue-numbering="true" text:style-name="Outline">
        <text:list-item>
          <text:h text:style-name="P31"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narzeka</text:span><text:span text:style-name="T3">ł</text:span><text:span text:style-name="T9"> pan Starczy</text:span><text:span text:style-name="T3">ń</text:span><text:span text:style-name="T9">ski.</text:span></text:p>
      <text:p text:style-name="P17">„To jakowaś zdrada, miast na wroga ruszyć, to przeciw hetmanowi spiskują, pospolitacy nie wojacy”, mówił pan Ostrowski.</text:p>
      <text:p text:style-name="P17">„Pono króla jegomości chcieli osłonić, jakoby przed Tatary, a potem rzekli że pan hetman z Turczynem w zmowie, i że absolutum dominium na sposób francuski chce wprowadzić”, rozważał pan Wiśniewski.</text:p>
      <text:p text:style-name="P17">„Absolutum dominium być nie może, ale tu wojnę trza prowadzić, a nie politykować!”, grzmiał pan Ostrowski.</text:p>
      <text:p text:style-name="P17">„Trudna ta wojna, bo już przecie nie pierwsza dla tej naszej ojczyzny. Od lat trzydziestu wojujemy bez wytchnienia, szlachta podatki na wojsko płaci, to że i sarkać <text:s/>poczęła, nie dziwota”, wtrącił pan Starczyński.</text:p>
      <text:p text:style-name="P17">„Jakby szlachta podatki płaciła, tobyśmy wojsko mieli na granicach, a nie Turczyna w kraju”, rzekł pan Żwański. </text:p>
      <text:p text:style-name="P17">„Nie daj Bóg, aby się z tego nowa wojna domowa zrobiła...”</text:p>
      <text:p text:style-name="P17">„Ale pana hetmana bronić musim!”</text:p>
      <text:p text:style-name="P17">„Musi przyjaciele Habsburgów szlachtę podburzyli, bo przecież wiadomo że jaśnie pan hetman Francuzów stronnik.”</text:p>
      <text:p text:style-name="P17">„Precz z Rakuszanami, co zamiast z Turczynem, z Francją na wojnę idą!”, zakrzyknął pan Mircea, jeden z niewielu prawdziwych Wołochów w chorągwi.</text:p>
      <text:p text:style-name="P17">„Niech żyje pan hetman, co sam jeden naszej Rzeczypospolitej broni!”, zawołał pan Ostrowski.</text:p>
      <text:p text:style-name="P17">„Niech żyje pan hetman!”,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Karać trzeba niesubordynacyję taką trzeba! Miast na wroga ruszyć, to politykować tylko by chcieli.”</text:p>
      <text:p text:style-name="P17">„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Ciekawym, jakie wojska na wiosnę wystawi pan hetman. Lepszym nam trzeba zakończyć tę wojnę niż tymże rozejmem.”</text:p>
      <text:p text:style-name="P17">„Rzeczpospolita hetmana wesprzeć winna. Dla całego narodu wstyd wielki, traktat taki”, dodał pan Ostrowski.</text:p>
      <text:p text:style-name="P17">„Rzeczpospolita wesprze, jeśli król i hetman na Sejmie razem konstytucje ku obronie, ku wzmocnieniu wojska promować będą.”</text:p>
      <text:p text:style-name="P17">„Teraz, gdy już się pan hetman z królem jegomością dorozumieli, to i konstytucję razem powezmą?”, dopytywał się pan Ostrowski, mało dotychczas na polityce się wyznający.</text:p>
      <text:p text:style-name="P17">„Król jegomość i jaśnie wielmożny pan hetman koronny różne na wiele rzeczy mają poglądy. Pan hetman ma pretensje do króla, że wypłatę żołdu nam żołnierzom opóźnia”, rzekł pan Starczyński, który jako wojak doświadczony lubił wiedzieć, gdzie pieniądze publiczne się podziewają.</text:p>
      <text:p text:style-name="P17">„A przecież król tych pieniędzy w cholewę nie wkłada, jeno że szlachta wolno podatki płaci.”</text:p>
      <text:p text:style-name="P17">„Zawsze to już tak w Rzeczypospolitej było, że hetmani wpierw swoje łożyć musieli, aby wojsko na wojnę naszykować.”</text:p>
      <text:p text:style-name="P17">„Ale nam teraz już dwie ćwierci skarb zalega. Już towarzysze sarkają.”</text:p>
      <text:p text:style-name="P17">„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3"> magnat</text:span><text:span text:style-name="T4">ó</text:span><text:span text:style-name="T13">w, a jak nie, to go ma</text:span><text:span text:style-name="T4">łż</text:span><text:span text:style-name="T13">onka przekona</text:span>. R<text:span text:style-name="T3">ó</text:span>wnie<text:span text:style-name="T3">ż</text:span> szlachta nie <text:span text:style-name="T13">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Tak już chwalisz jegomość hetmana jakbyś wiernym jego był sekundantem”, rzekł pan Jakub, ojciec Stefana, „a u nas tu mówiono, że pan Sobieski jakoby obrony przed Turkiem zaniedbał i Kamieniec oddał. Przed wojną przecie z Turkiem handlował i w Konstantynopolu bywał.”</text:p>
      <text:p text:style-name="P15">„Jegomość hetman jak by wojska więcej miał, to by Kamieniec obronił”, oponował pan Stefan „a tak mu starczyło ledwie na obronę przed Tatary.”</text:p>
      <text:p text:style-name="P15">„Jak by pan hetman lepiej z królem się znosił, to obronę i przed Turkiem by ustanowili. Wici król był ogłosił i szlachtę zbierał”, mówił dalej pan Jakub, nie wspominając, że z zaścianka nikt się na wezwanie króla nie ruszył.</text:p>
      <text:p text:style-name="P15"><text:soft-page-break/>„Jego królewska mość wojsko zebrał, ale po to tylko, aby dobra Sobieskich pustoszyć, właśnie wtedy gdy pan Sobieski karku za ojczyznę wraz z nami nadstawiał. A tak Bóg cnocie pobłogosławił i dał nam victorię, mimo że wróg ośmkroć nam przeważał”, pan Stefan przerwał by napić się grzanego piwa, <text:s/>„na wiosnę pewnie pan hetman będzie chciał Turka pogromić i z granic ojczyzny wygnać. Przecie konfederaci królewscy już na stronę hetmana przeszli. W takich terminach razem trzymać trzeba.”</text:p>
      <text:p text:style-name="P15">„Twój syn jak statysta przemawia”, wtrącił jeden z krewnych, „dobrze synów w świat wysyłać.”</text:p>
      <text:p text:style-name="P15">„Chcesz abyśmy z panem Sobieskim trzymali, a przecie to jeden z możnych magnatów, co własną politykę uprawiają!”</text:p>
      <text:p text:style-name="P15">„Chcę abyśmy z Sobieskim trzymali, bo on jeden ojczyznę broni, gdy nawet król z inszymi możnymi rodami trzyma i politykę ich prowadzi.”</text:p>
      <text:p text:style-name="P15">„Prawda to, króla-śmy wybrali Piasta aby ze szlachtą trzyma<text:span text:style-name="T3">ł</text:span> i jej praw bronił, a on z litewskimi magnatami trzyma a i z Habsburgami się znosi”,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To nawet dobrze, przecie pan Sobieski wierny jest temu, co głosi, dla ojczyzny się poświęca”, odpar<text:span text:style-name="T3">ł </text:span>pan Stefan.</text:p>
      <text:p text:style-name="P15">„Jak pan Sobieski ojczyznę traktuje, mieliśmy widok za Szweda”, zarzucił pan Jakub.</text:p>
      <text:p text:style-name="P15">„Za Szweda to i kilku tutaj obecnych niezbyt chwalebnie sobie poczynało”, wtrącił stary stryj Maciej, który jako jeden z nielicznych mieszkańców zaścianka dobrze owe ciężkie termina, Potopem już nazwane, pamiętał.</text:p>
      <text:p text:style-name="P15">„Co masz, stryju, na myśli?”,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8">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Nie na Warszaw<text:span text:style-name="T3">ę</text:span> maszeruj<text:span text:style-name="T3">ą</text:span>ce wojska tureckie widzia<text:span text:style-name="T3">ł</text:span>by ch<text:span text:style-name="T3">ę</text:span>tnie m<text:span text:style-name="T3">ó</text:span>j pan, nie tajemnica to”,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text:span><text:span text:style-name="T9"> nad </text:span><text:span text:style-name="T9">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text:span><text:span text:style-name="T3">Debaty o przyszłej kampanii posłuchać chcieliśmy. Jednak wiele dziś posłowie nie zdecydowali. W ten sposób to do lata kampanii nie wyszykować”, narzekał pan Ostrowski.</text:span></text:p>
      <text:p text:style-name="P15">„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5">„Tak zamiaruję, nawet lepiej się wyposażyć niż roku przeszłego, bom dobra trochę od Tatarów nabrał. Na cztery konie mi starczy”, chwalił się pan Stefan.</text:p>
      <text:p text:style-name="P17">„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cztery konie wystawisz?”,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Z</text:span>atem b<text:span text:style-name="T3">ę</text:span><text:span text:style-name="T9">dziecie <text:s/>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Ach, nigdy jeszcze nie widzia</text:span><text:span text:style-name="T3">ł</text:span><text:span text:style-name="T9">em tak pi</text:span><text:span text:style-name="T3">ę</text:span><text:span text:style-name="T9">knie uszykowanego i tak du</text:span><text:span text:style-name="T3">ż</text:span><text:span text:style-name="T9">ego stosu paliwa”,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Czy planuje wasza dostojność kontrowersyjne posunięcia?”</text:p>
      <text:p text:style-name="P17">„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Zanim czegokolwiek się tu dokona, obecne niebezpieczeństwo osmańskie zażegnać trzeba. Jednakowoż nie wiem, czy na wsparcie Francji liczyć w tym mogę.”</text:p>
      <text:p text:style-name="P15">„Jego wysokość kr<text:span text:style-name="T3">ó</text:span>l Ludwik pragnie by Turcja sprzymierzeńców cesarza gromiła.”</text:p>
      <text:p text:style-name="P15">„Rzeczpospolita nie musi być sprzymierzeńcem cesarza...”</text:p>
      <text:p text:style-name="P15">„Przy obecnym królu i jego małżonce najwyraźniej musi.”</text:p>
      <text:p text:style-name="P15">„Przy obecnym królu...”</text:p>
      <text:p text:style-name="P15">„Wasza dostojność ma na myśli...”</text:p>
      <text:p text:style-name="P15">„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Francja pomoże, jeśli na tronie zasiądzie nieprzyjaciel Habsburgów.”</text:p>
      <text:p text:style-name="P15">„Poprzedni król tego kraju, który przyjacielem był Francji, próżno jednak pomocy wyglądał”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Bo źle tę pomoc obmyślono. Nie dodatkowego żołnierza temu krajowi potrzeba, wybitnych wodzów też tutaj dostatek” Tu de Beaulieu skłonił się Sobieskiemu.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Tak czy inaczej, wojna z Turkiem nie skończy się zmianą na tronie w Warszawie” Sobieski po zastanowieniu się nad perspektywami, które obietnica posła francuskiego otwierała, powrócił do omawiania sytuacji obecnej. „a przecież jego wysokość król Ludwik ma wpływy w Konstantynopolu.”</text:p>
      <text:p text:style-name="P15">„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4" text:note-class="endnote"><text:note-citation>4</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2418449" text:continue-numbering="true" text:style-name="Outline">
        <text:list-item>
          <text:h text:style-name="P31"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32"/>
      <text:list xml:id="list42396730" text:continue-numbering="true" text:style-name="Outline">
        <text:list-item>
          <text:h text:style-name="P31"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7">pact</text:span><text:span text:style-name="T6">ó</text:span><text:span text:style-name="T17">w convent</text:span><text:span text:style-name="T6">ó</text:span><text:span text:style-name="T17">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2410859" text:continue-numbering="true" text:style-name="Outline">
        <text:list-item>
          <text:h text:style-name="P31" text:outline-level="1"/>
        </text:list-item>
      </text:list>
      <text:p text:style-name="P3">Go<text:span text:style-name="T14">rą</text:span><text:span text:style-name="T9">ca atmosfera </text:span><text:span text:style-name="T14">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4">o w za</text:span><text:span text:style-name="T3">ś</text:span><text:span text:style-name="T14">ciankach b</text:span><text:span text:style-name="T3">ł</text:span><text:span text:style-name="T14">yska</text:span><text:span text:style-name="T3">ł</text:span><text:span text:style-name="T14">y ogniska, piece i pochodnie, gdy </text:span><text:span text:style-name="T3">ż</text:span><text:span text:style-name="T14">o</text:span><text:span text:style-name="T3">ł</text:span><text:span text:style-name="T14">nierze chor</text:span><text:span text:style-name="T3">ą</text:span><text:span text:style-name="T14">gwi lekkiej pokazywali swym rodzinom </text:span><text:span text:style-name="T3">ł</text:span><text:span text:style-name="T14">upy przywiezione spod Chocimia i ca</text:span><text:span text:style-name="T3">ł</text:span><text:span text:style-name="T14">ej s</text:span><text:span text:style-name="T3">ł</text:span><text:span text:style-name="T14">awnej ju</text:span><text:span text:style-name="T3">ż</text:span><text:span text:style-name="T14"> kampanii mo</text:span><text:span text:style-name="T3">ł</text:span><text:span text:style-name="T14">dawskiej. Na d</text:span><text:span text:style-name="T3">ł</text:span><text:span text:style-name="T14">ugie tygodnie starczy</text:span><text:span text:style-name="T3">ł</text:span><text:span text:style-name="T14">o rycerskich opowie</text:span><text:span text:style-name="T3">ś</text:span><text:span text:style-name="T14">ci, kt</text:span><text:span text:style-name="T3">ó</text:span><text:span text:style-name="T14">re s</text:span><text:span text:style-name="T3">ł</text:span><text:span text:style-name="T14">awi</text:span><text:span text:style-name="T3">ł</text:span><text:span text:style-name="T14">y wielkiego wodza polskiego i ukazywa</text:span><text:span text:style-name="T3">ł</text:span><text:span text:style-name="T14">y za</text:span><text:span text:style-name="T3">ś</text:span><text:span text:style-name="T14">ciankowej szlachcie wroga, z kt</text:span><text:span text:style-name="T3">ó</text:span><text:span text:style-name="T14">rym toczono </text:span><text:span text:style-name="T3">ś</text:span><text:span text:style-name="T14">miertelny b</text:span><text:span text:style-name="T3">ó</text:span><text:span text:style-name="T14">j, z innej ni</text:span><text:span text:style-name="T3">ż</text:span><text:span text:style-name="T14"> dotychczas strony:</text:span></text:p>
      <text:p text:style-name="P17"><text:span text:style-name="T14">- na tych szmatkach zdobnych, kt</text:span><text:span text:style-name="T3">ó</text:span><text:span text:style-name="T14">re oni nazywaj</text:span><text:span text:style-name="T3">ą</text:span><text:span text:style-name="T14"> dywan - m</text:span><text:span text:style-name="T3">ó</text:span><text:span text:style-name="T14">wi</text:span><text:span text:style-name="T3">ł</text:span><text:span text:style-name="T14"> pan Ostrowski - odprawiaj</text:span><text:span text:style-name="T3">ą</text:span><text:span text:style-name="T14"> Turcy swe mod</text:span><text:span text:style-name="T3">ł</text:span><text:span text:style-name="T14">y, ale i siedzie</text:span><text:span text:style-name="T3">ć</text:span><text:span text:style-name="T14"> na nich wygodnie, bo i mi</text:span><text:span text:style-name="T3">ę</text:span><text:span text:style-name="T14">kcej ni</text:span><text:span text:style-name="T3">ż</text:span><text:span text:style-name="T14"> na </text:span><text:span text:style-name="T3">ł</text:span><text:span text:style-name="T14">awie.</text:span></text:p>
      <text:p text:style-name="P17"><text:span text:style-name="T14">- a w takich skrzyneczkach - innym razem prawi</text:span><text:span text:style-name="T3">ł p</text:span><text:span text:style-name="T14">an Stefan pokazuj</text:span><text:span text:style-name="T3">ą</text:span><text:span text:style-name="T14">c zdobyczny sekretarzyk - ich oficyjerowie i dostojnicy listy swe trzymaj</text:span><text:span text:style-name="T3">ą</text:span><text:span text:style-name="T14">. Osobliwym pismem pisz</text:span><text:span text:style-name="T3">ą</text:span><text:span text:style-name="T14"> oni, nie naszym chrze</text:span><text:span text:style-name="T3">ś</text:span><text:span text:style-name="T14">cija</text:span><text:span text:style-name="T3">ń</text:span><text:span text:style-name="T14">skim, ani nawet nie ruskim alfabetem, jeno sw</text:span><text:span text:style-name="T3">ó</text:span><text:span text:style-name="T14">j maj</text:span><text:span text:style-name="T3">ą</text:span><text:span text:style-name="T14">, co jak ozd</text:span><text:span text:style-name="T3">ó</text:span><text:span text:style-name="T14">bka jakowa</text:span><text:span text:style-name="T3">ś</text:span><text:span text:style-name="T14"> wygl</text:span><text:span text:style-name="T3">ą</text:span><text:span text:style-name="T14">da, tak </text:span><text:span text:style-name="T3">ż</text:span><text:span text:style-name="T14">e nawet s</text:span><text:span text:style-name="T3">łów </text:span><text:span text:style-name="T14">nie poznasz. Umie jednak czyta</text:span><text:span text:style-name="T3">ć</text:span><text:span text:style-name="T14"> takie dokumenta pan hetman wielki, bo on si</text:span><text:span text:style-name="T3">ę</text:span><text:span text:style-name="T14"> w ich j</text:span><text:span text:style-name="T3">ę</text:span><text:span text:style-name="T14">zykach wyznaje i wiele z tymi ludami przed wojn</text:span><text:span text:style-name="T3">ą</text:span><text:span text:style-name="T14"> handlu uprawia</text:span><text:span text:style-name="T3">ł</text:span><text:span text:style-name="T14">, a to konie do hodowli sprowadza</text:span><text:span text:style-name="T3">ł</text:span><text:span text:style-name="T14">.</text:span></text:p>
      <text:p text:style-name="P20"><text:span text:style-name="T14">Zima skuła lodem grzęzawiska i pokryła śniegiem pola, u</text:span><text:span text:style-name="T3">ł</text:span><text:span text:style-name="T14">atwiaj</text:span><text:span text:style-name="T3">ą</text:span><text:span text:style-name="T14">c w ten spos</text:span><text:span text:style-name="T3">ó</text:span><text:span text:style-name="T14">b komunikacj</text:span><text:span text:style-name="T3">ę</text:span><text:span text:style-name="T14"> pomi</text:span><text:span text:style-name="T3">ę</text:span><text:span text:style-name="T14">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5"> Prawi</text:span><text:span text:style-name="T4">ł</text:span><text:span text:style-name="T15"> tedy siedz</text:span><text:span text:style-name="T4">ą</text:span><text:span text:style-name="T15">c z panem Ostrowskim przy grza</text:span><text:span text:style-name="T4">ń</text:span><text:span text:style-name="T15">cu:</text:span></text:p>
      <text:p text:style-name="P17"><text:span text:style-name="T14">- Piast nie jest dobrym kandydatem. Cudzoziemiec obcym b</text:span><text:span text:style-name="T3">ę</text:span><text:span text:style-name="T14">d</text:span><text:span text:style-name="T3">ą</text:span><text:span text:style-name="T14">c na radach naszych wspiera</text:span><text:span text:style-name="T3">ć</text:span><text:span text:style-name="T14"> si</text:span><text:span text:style-name="T3">ę</text:span><text:span text:style-name="T14"> b</text:span><text:span text:style-name="T3">ę</text:span><text:span text:style-name="T14">dzie musia</text:span><text:span text:style-name="T3">ł</text:span><text:span text:style-name="T14">. Piast za</text:span><text:span text:style-name="T3">ś</text:span><text:span text:style-name="T14">, rad naszych nie potrzebuj</text:span><text:span text:style-name="T3">ą</text:span><text:span text:style-name="T14">c, na sile swej opiera</text:span><text:span text:style-name="T3">ć</text:span><text:span text:style-name="T14"> si</text:span><text:span text:style-name="T3">ę</text:span><text:span text:style-name="T14"> b</text:span><text:span text:style-name="T3">ę</text:span><text:span text:style-name="T14">dzie, co go do deptania praw naszych skusi.</text:span></text:p>
      <text:p text:style-name="P17"><text:span text:style-name="T14">- Sam przecie tego robi</text:span><text:span text:style-name="T3">ł</text:span><text:span text:style-name="T14"> nie b</text:span><text:span text:style-name="T3">ę</text:span><text:span text:style-name="T14">dzie, tylko na jakich</text:span><text:span text:style-name="T3">ś</text:span><text:span text:style-name="T14"> doradcach oprze</text:span><text:span text:style-name="T3">ć</text:span><text:span text:style-name="T14"> si</text:span><text:span text:style-name="T3">ę</text:span><text:span text:style-name="T14"> musi.</text:span></text:p>
      <text:p text:style-name="P17"><text:span text:style-name="T14">- Pewno </text:span><text:span text:style-name="T3">ż</text:span><text:span text:style-name="T14">e na nas, jako na oficyjerach swoich, opiera</text:span><text:span text:style-name="T3">ć</text:span><text:span text:style-name="T14"> si</text:span><text:span text:style-name="T3">ę</text:span><text:span text:style-name="T14"> b</text:span><text:span text:style-name="T3">ę</text:span><text:span text:style-name="T14">dzie musia</text:span><text:span text:style-name="T3">ł</text:span><text:span text:style-name="T14">. Lecz nas tak</text:span><text:span text:style-name="T3">ż</text:span><text:span text:style-name="T14">e, jako szlachcic</text:span><text:span text:style-name="T3">ó</text:span><text:span text:style-name="T14">w, gn</text:span><text:span text:style-name="T3">ę</text:span><text:span text:style-name="T14">bi</text:span><text:span text:style-name="T3">ć</text:span><text:span text:style-name="T14"> b</text:span><text:span text:style-name="T3">ę</text:span><text:span text:style-name="T14">dzie, gdy podatki na swoje wojsko wprowadzi. Aboslutum dominium to z</text:span><text:span text:style-name="T3">ł</text:span><text:span text:style-name="T14">o ostateczne, upadek naszego kraju, kt</text:span><text:span text:style-name="T3">ó</text:span><text:span text:style-name="T14">ry przecie</text:span><text:span text:style-name="T3">ż</text:span><text:span text:style-name="T14"> tym si</text:span><text:span text:style-name="T3">ę</text:span><text:span text:style-name="T14">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4">- Podatkami gn</text:span><text:span text:style-name="T3">ę</text:span><text:span text:style-name="T14">bi</text:span><text:span text:style-name="T3">ć</text:span><text:span text:style-name="T14"> nas nie b</text:span><text:span text:style-name="T3">ę</text:span><text:span text:style-name="T14">dzie, bo nam si</text:span><text:span text:style-name="T3">ę</text:span><text:span text:style-name="T14"> nic zabra</text:span><text:span text:style-name="T3">ć</text:span><text:span text:style-name="T14"> nie da, nic przecie nie mamy. A je</text:span><text:span text:style-name="T3">ś</text:span><text:span text:style-name="T14">li taki Pac, czy taki Radziwiłł ksi</text:span><text:span text:style-name="T3">ążę</text:span><text:span text:style-name="T14"> krewny pana hetmana podatki od swoich latyfundi</text:span><text:span text:style-name="T3">ó</text:span><text:span text:style-name="T14">w zap</text:span><text:span text:style-name="T3">ł</text:span><text:span text:style-name="T14">aci, to i na zdrowie Rzeczypospolitej b</text:span><text:span text:style-name="T3">ę</text:span><text:span text:style-name="T14">dzie.</text:span></text:p>
      <text:p text:style-name="P17"><text:span text:style-name="T14">- Albo taki pan Zamoyski, s</text:span><text:span text:style-name="T3">ą</text:span><text:span text:style-name="T14">siad nasz, co tyle gotowizny na procesy ma. Lepiej by wreszcie regimenta przepisane z tej prawie swojej ordynacji wreszcie wystawi</text:span><text:span text:style-name="T3">ł</text:span><text:span text:style-name="T14">.</text:span></text:p>
      <text:p text:style-name="P19"/>
      <text:p text:style-name="P12">* * *</text:p>
      <text:p text:style-name="P19"/>
      <text:p text:style-name="P3"><text:span text:style-name="T14">Pan Zamoyski <text:s/>go</text:span><text:span text:style-name="T3">ś</text:span><text:span text:style-name="T14">ci</text:span><text:span text:style-name="T3">ł</text:span><text:span text:style-name="T14"> w</text:span><text:span text:style-name="T3">ł</text:span><text:span text:style-name="T14">a</text:span><text:span text:style-name="T3">ś</text:span><text:span text:style-name="T14">nie w swej kamienicy w Lublinie pana hetmana Sobieskiego i o zbli</text:span><text:span text:style-name="T3">ż</text:span><text:span text:style-name="T14">aj</text:span><text:span text:style-name="T3">ą</text:span><text:span text:style-name="T14">cej si</text:span><text:span text:style-name="T3">ę</text:span><text:span text:style-name="T14"> elekcji z nim rozmawia</text:span><text:span text:style-name="T3">ł</text:span><text:span text:style-name="T14">:</text:span></text:p>
      <text:p text:style-name="P17"><text:soft-page-break/><text:span text:style-name="T14">- nawet je</text:span><text:span text:style-name="T3">śl</text:span><text:span text:style-name="T14">i na konwokacj</text:span><text:span text:style-name="T3">ę</text:span><text:span text:style-name="T14"> Wasza Dostojno</text:span><text:span text:style-name="T3">ść</text:span><text:span text:style-name="T14"> nie wybierasz si</text:span><text:span text:style-name="T3">ę</text:span><text:span text:style-name="T14">, wierz</text:span><text:span text:style-name="T3">ę</text:span><text:span text:style-name="T14">, </text:span><text:span text:style-name="T3">ż</text:span><text:span text:style-name="T14">e na elekcj</text:span><text:span text:style-name="T3">ę</text:span><text:span text:style-name="T14"> pilnie baczysz. Przecie od tego, czy Dostojności Waszej kandydat na tronie zasi</text:span><text:span text:style-name="T3">ę</text:span><text:span text:style-name="T14">dzie wiele zale</text:span><text:span text:style-name="T3">ż</text:span><text:span text:style-name="T14">y. Kondeusz, tusz</text:span><text:span text:style-name="T3">ę</text:span><text:span text:style-name="T14">?</text:span></text:p>
      <text:p text:style-name="P17"><text:span text:style-name="T14">- Wojskowy dzielny krajowi przys</text:span><text:span text:style-name="T3">ł</text:span><text:span text:style-name="T14">u</text:span><text:span text:style-name="T3">ż</text:span><text:span text:style-name="T14">y si</text:span><text:span text:style-name="T3">ę</text:span><text:span text:style-name="T14"> wielce - Sobieski ogl</text:span><text:span text:style-name="T3">ę</text:span><text:span text:style-name="T14">dnie wyra</text:span><text:span text:style-name="T3">ż</text:span><text:span text:style-name="T14">a</text:span><text:span text:style-name="T3">ł się zanim rozmówcy zamiarów nie poznał.</text:span></text:p>
      <text:p text:style-name="P17"><text:span text:style-name="T14">- Tak, z poparciem Francji wojn</text:span><text:span text:style-name="T3">ę</text:span><text:span text:style-name="T14"> t</text:span><text:span text:style-name="T3">ę</text:span><text:span text:style-name="T14"> nieszcz</text:span><text:span text:style-name="T3">ę</text:span><text:span text:style-name="T14">sn</text:span><text:span text:style-name="T3">ą</text:span><text:span text:style-name="T14"> szybciej sko</text:span><text:span text:style-name="T3">ń</text:span><text:span text:style-name="T14">czymy. Ale i hetmanowi wielkiemu koronnemu w</text:span><text:span text:style-name="T3">ł</text:span><text:span text:style-name="T14">adca taki si</text:span><text:span text:style-name="T3">ę</text:span><text:span text:style-name="T14"> przys</text:span><text:span text:style-name="T3">ł</text:span><text:span text:style-name="T14">u</text:span><text:span text:style-name="T3">ż</text:span><text:span text:style-name="T14">y. A jednak wrog</text:span><text:span text:style-name="T3">ó</text:span><text:span text:style-name="T14">w znacznych ta kandydatur mie</text:span><text:span text:style-name="T3">ć</text:span><text:span text:style-name="T14"> b</text:span><text:span text:style-name="T3">ę</text:span><text:span text:style-name="T14">dzie. Wielu przecie z Habsburgiem nadzieje wi</text:span><text:span text:style-name="T3">ążą</text:span><text:span text:style-name="T14">... Ju</text:span><text:span text:style-name="T3">ż</text:span><text:span text:style-name="T14"> nawet przed ma</text:span><text:span text:style-name="T3">łż</text:span><text:span text:style-name="T14">e</text:span><text:span text:style-name="T3">ń</text:span><text:span text:style-name="T14">stwem zmar</text:span><text:span text:style-name="T3">ł</text:span><text:span text:style-name="T14">ego kr</text:span><text:span text:style-name="T3">ó</text:span><text:span text:style-name="T14">la z habsbur</text:span><text:span text:style-name="T3">ż</text:span><text:span text:style-name="T14">ank</text:span><text:span text:style-name="T3">ą</text:span><text:span text:style-name="T14">... Ja za</text:span><text:span text:style-name="T3">ś</text:span><text:span text:style-name="T14"> kandydata mi</text:span><text:span text:style-name="T3">ł</text:span><text:span text:style-name="T14">ego Waszej Dostojno</text:span><text:span text:style-name="T3">ś</text:span><text:span text:style-name="T14">ci popr</text:span><text:span text:style-name="T3">ę</text:span><text:span text:style-name="T14">, je</text:span><text:span text:style-name="T3">ś</text:span><text:span text:style-name="T14">li Wasza Dostojno</text:span><text:span text:style-name="T3">ść</text:span><text:span text:style-name="T14"> moje s</text:span><text:span text:style-name="T3">ł</text:span><text:span text:style-name="T14">uszne prawa do Zamo</text:span><text:span text:style-name="T3">ś</text:span><text:span text:style-name="T14">cia i Ordynacyjej poprze. Zamoyskich to przecie dzie</text:span><text:span text:style-name="T3">ł</text:span><text:span text:style-name="T14">o, do kt</text:span><text:span text:style-name="T3">ó</text:span><text:span text:style-name="T14">rego przyjaciel Wasz pan hetman Wi</text:span><text:span text:style-name="T3">ś</text:span><text:span text:style-name="T14">niowiecki, pretensj</text:span><text:span text:style-name="T3">ę</text:span><text:span text:style-name="T14"> poprzez nieboszczk</text:span><text:span text:style-name="T3">ę</text:span><text:span text:style-name="T14"> Gryzeld</text:span><text:span text:style-name="T3">ę</text:span><text:span text:style-name="T14"> suplikuje. Oto Wasza Mi</text:span><text:span text:style-name="T3">ł</text:span><text:span text:style-name="T14">o</text:span><text:span text:style-name="T3">ść</text:span><text:span text:style-name="T14"> s</text:span><text:span text:style-name="T3">ł</text:span><text:span text:style-name="T14">owo wa</text:span><text:span text:style-name="T3">ż</text:span><text:span text:style-name="T14">ne w Trybunale tutejszym powiedzie</text:span><text:span text:style-name="T3">ć</text:span><text:span text:style-name="T14"> powiedzie</text:span><text:span text:style-name="T3">ć</text:span><text:span text:style-name="T14"> mo</text:span><text:span text:style-name="T3">ż</text:span><text:span text:style-name="T14">e i s</text:span><text:span text:style-name="T3">ł</text:span><text:span text:style-name="T14">owa tego tutaj pos</text:span><text:span text:style-name="T3">ł</text:span><text:span text:style-name="T14">uchaj</text:span><text:span text:style-name="T3">ą</text:span><text:span text:style-name="T14">. Je</text:span><text:span text:style-name="T3">ś</text:span><text:span text:style-name="T14">li wi</text:span><text:span text:style-name="T3">ę</text:span><text:span text:style-name="T14">c uda si</text:span><text:span text:style-name="T3">ę</text:span><text:span text:style-name="T14"> Waszej Dostojno</text:span><text:span text:style-name="T3">ś</text:span><text:span text:style-name="T14">ci, </text:span><text:span text:style-name="T3">ż</text:span><text:span text:style-name="T14">ebym ja wr</text:span><text:span text:style-name="T3">ó</text:span><text:span text:style-name="T14">ci</text:span><text:span text:style-name="T3">ł</text:span><text:span text:style-name="T14"> na Zamo</text:span><text:span text:style-name="T3">ść</text:span><text:span text:style-name="T14">, a pan hetman Wi</text:span><text:span text:style-name="T3">ś</text:span><text:span text:style-name="T14">niowiecki czym innym zadowoli</text:span><text:span text:style-name="T3">ł</text:span><text:span text:style-name="T14"> si</text:span><text:span text:style-name="T3">ę</text:span><text:span text:style-name="T14">, to elekcja bardziej po Waszej my</text:span><text:span text:style-name="T3">ś</text:span><text:span text:style-name="T14">li si</text:span><text:span text:style-name="T3">ę</text:span><text:span text:style-name="T14"> rozwinie...</text:span></text:p>
      <text:p text:style-name="P19"/>
      <text:p text:style-name="P12">* * *</text:p>
      <text:p text:style-name="P19"/>
      <text:p text:style-name="P3"><text:span text:style-name="T14">Sejm konwokacyjny zszed</text:span><text:span text:style-name="T3">ł</text:span><text:span text:style-name="T14"> si</text:span><text:span text:style-name="T3">ę</text:span><text:span text:style-name="T14">, a potem rozszed</text:span><text:span text:style-name="T3">ł</text:span><text:span text:style-name="T14"> bez wi</text:span><text:span text:style-name="T3">ę</text:span><text:span text:style-name="T14">kszych sensacji. Termin sejmu elekcyjnego ustalono na 20 kwietnia. W</text:span><text:span text:style-name="T3">ś</text:span><text:span text:style-name="T14">r</text:span><text:span text:style-name="T3">ó</text:span><text:span text:style-name="T14">d drobiazgowych instrukcyj co do przebiegu elekcji znalaz</text:span><text:span text:style-name="T3">ł</text:span><text:span text:style-name="T14">a si</text:span><text:span text:style-name="T3">ę</text:span><text:span text:style-name="T14"> i tak, </text:span><text:span text:style-name="T3">ż</text:span><text:span text:style-name="T14">e nie wolno wprowadza</text:span><text:span text:style-name="T3">ć</text:span><text:span text:style-name="T14"> wojsk w pobli</text:span><text:span text:style-name="T3">ż</text:span><text:span text:style-name="T14">e pola na Woli. Instrukcja ta przez delegacj</text:span><text:span text:style-name="T3">ę</text:span><text:span text:style-name="T14"> wile</text:span><text:span text:style-name="T3">ń</text:span><text:span text:style-name="T14">sk</text:span><text:span text:style-name="T3">ą</text:span><text:span text:style-name="T14"> przeforsowana w oczywisty spos</text:span><text:span text:style-name="T3">ó</text:span><text:span text:style-name="T14">b by</text:span><text:span text:style-name="T3">ł</text:span><text:span text:style-name="T14">a w hetmana Sobieskiego wymierzona, jego samego jednak nie zmartwi</text:span><text:span text:style-name="T3">ł</text:span><text:span text:style-name="T14">a. On by</text:span><text:span text:style-name="T3">ł</text:span><text:span text:style-name="T14"> bowiem r</text:span><text:span text:style-name="T3">ó</text:span><text:span text:style-name="T14">wnie</text:span><text:span text:style-name="T3">ż</text:span><text:span text:style-name="T14"> jako marsza</text:span><text:span text:style-name="T3">ł</text:span><text:span text:style-name="T14">ek wielki koronny za jej wykonanie odpowiedzialny, jako i za og</text:span><text:span text:style-name="T3">ó</text:span><text:span text:style-name="T14">lny porz</text:span><text:span text:style-name="T3">ą</text:span><text:span text:style-name="T14">dek na elekcji. Zaraz te</text:span><text:span text:style-name="T3">ż</text:span><text:span text:style-name="T14"> zarz</text:span><text:span text:style-name="T3">ą</text:span><text:span text:style-name="T14">dzi</text:span><text:span text:style-name="T3">ł</text:span><text:span text:style-name="T14">, </text:span><text:span text:style-name="T3">ż</text:span><text:span text:style-name="T14">e r</text:span><text:span text:style-name="T3">ó</text:span><text:span text:style-name="T14">wnie</text:span><text:span text:style-name="T3">ż</text:span><text:span text:style-name="T14"> magnaci litewscy <text:s/>na orszaku niewielkim przybocznym poprzesta</text:span><text:span text:style-name="T3">ć</text:span><text:span text:style-name="T14"> musz</text:span><text:span text:style-name="T3">ą</text:span><text:span text:style-name="T14">. By</text:span><text:span text:style-name="T3">ł</text:span><text:span text:style-name="T14">o to zgodne z instrukcj</text:span><text:span text:style-name="T3">ą</text:span><text:span text:style-name="T14"> sejmu konwokacyjnego, lecz wbrew tradycji pozwalaj</text:span><text:span text:style-name="T3">ą</text:span><text:span text:style-name="T14">cej magnatom z ksi</text:span><text:span text:style-name="T3">ążę</text:span><text:span text:style-name="T14">cej krwi Giedymina, lub tym, kt</text:span><text:span text:style-name="T3">ó</text:span><text:span text:style-name="T14">rzy przez maj</text:span><text:span text:style-name="T3">ę</text:span><text:span text:style-name="T14">tno</text:span><text:span text:style-name="T3">ść</text:span><text:span text:style-name="T14"> za krwi tej r</text:span><text:span text:style-name="T3">ó</text:span><text:span text:style-name="T14">wnych si</text:span><text:span text:style-name="T3">ę</text:span><text:span text:style-name="T14"> uwa</text:span><text:span text:style-name="T3">ż</text:span><text:span text:style-name="T14">ali, z ca</text:span><text:span text:style-name="T3">ł</text:span><text:span text:style-name="T14">ym prawie wojskiem swym na Mazowsze si</text:span><text:span text:style-name="T3">ę</text:span><text:span text:style-name="T14"> zje</text:span><text:span text:style-name="T3">ż</text:span><text:span text:style-name="T14">d</text:span><text:span text:style-name="T3">ż</text:span><text:span text:style-name="T14">a</text:span><text:span text:style-name="T3">ć</text:span><text:span text:style-name="T14">.</text:span></text:p>
      <text:p text:style-name="P12">* * *</text:p>
      <text:p text:style-name="P19"/>
      <text:p text:style-name="P3"><text:span text:style-name="T14">Wchodz</text:span><text:span text:style-name="T3">ą</text:span><text:span text:style-name="T14">cy do Gda</text:span><text:span text:style-name="T3">ń</text:span><text:span text:style-name="T14">ska francuski bryg </text:span><text:span text:style-name="T3">ś</text:span><text:span text:style-name="T14">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4">Jeszcze pod koniec lutego zjecha</text:span><text:span text:style-name="T3">ł</text:span><text:span text:style-name="T14"> do za</text:span><text:span text:style-name="T3">ś</text:span><text:span text:style-name="T14">cianka pan Atanazy Mi</text:span><text:span text:style-name="T3">ą</text:span><text:span text:style-name="T14">czy</text:span><text:span text:style-name="T3">ń</text:span><text:span text:style-name="T14">ski z niewielkim pocztem. Z szacunkiem witany przez szarak</text:span><text:span text:style-name="T3">ó</text:span><text:span text:style-name="T14">w, z kt</text:span><text:span text:style-name="T3">ó</text:span><text:span text:style-name="T14">rych wielu w jego lekkich chor</text:span><text:span text:style-name="T3">ą</text:span><text:span text:style-name="T14">gwiach s</text:span><text:span text:style-name="T3">ł</text:span><text:span text:style-name="T14">u</text:span><text:span text:style-name="T3">ż</text:span><text:span text:style-name="T14">y</text:span><text:span text:style-name="T3">ł</text:span><text:span text:style-name="T14">o, szed</text:span><text:span text:style-name="T3">ł</text:span><text:span text:style-name="T14"> szybko </text:span><text:span text:style-name="T14">widzie</text:span><text:span text:style-name="T3">ć</text:span><text:span text:style-name="T14"> si</text:span><text:span text:style-name="T3">ę</text:span><text:span text:style-name="T14"> z panem Ostrowskim. Wspomniawszy chocimskie i mo</text:span><text:span text:style-name="T3">ł</text:span><text:span text:style-name="T14">dawskie potrzeby, w kt</text:span><text:span text:style-name="T3">ó</text:span><text:span text:style-name="T14">rych pan Stefan ju</text:span><text:span text:style-name="T3">ż</text:span><text:span text:style-name="T14"> chor</text:span><text:span text:style-name="T3">ą</text:span><text:span text:style-name="T14">giew prowadza</text:span><text:span text:style-name="T3">ł</text:span><text:span text:style-name="T14">, rzek</text:span><text:span text:style-name="T3">ł</text:span><text:span text:style-name="T14"> pan Mi</text:span><text:span text:style-name="T3">ą</text:span><text:span text:style-name="T14">czy</text:span><text:span text:style-name="T3">ń</text:span><text:span text:style-name="T14">ski:</text:span></text:p>
      <text:p text:style-name="P17"><text:span text:style-name="T14">- Trzeba aby</text:span><text:span text:style-name="T3">ś</text:span><text:span text:style-name="T14">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2394698" text:continue-numbering="true" text:style-name="Outline">
        <text:list-item>
          <text:h text:style-name="P31" text:outline-level="1"/>
        </text:list-item>
      </text:list>
      <text:p text:style-name="P3">„Ilustrissime,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Wiecie o wielkiej przyja<text:span text:style-name="T3">źni, jaką od wieków królowie Francji do tego tutaj królestwa żywią”, mówił de Bethume, ignorując głosy z sali „Turków to przyjaciele, nie nasi!”. </text:span></text:p>
      <text:p text:style-name="P15">Ciągnął niezrażony: </text:p>
      <text:p text:style-name="P15">„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text:soft-page-break/>„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text:p>
      <text:p text:style-name="P15">„Jazda, wasze, uchodźcie do Pińska, czy do Diabła, jaka tam Wasza wola.” </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text:span><text:span text:style-name="T3">posłów niezwiązanych z Sobieskim domagało się, aby wprowadził on wojska na pole elekcyjne i w ten </text:span><text:soft-page-break/><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Napijmy się zatem, mości poruczniku, za to spotkanie, w jakże trudnych czasach”, rzekł pan Starczyński.</text:p>
      <text:p text:style-name="P14">„Napijmy się, mości poruczniku”, odpowiedział pan Ostrowski, „aby ta elekcja lepsze czasy przyniosła”.</text:p>
      <text:p text:style-name="P14">„Jednak wierzyć w to trudno, widząc w jakim kierunku to zmierza. Oto prawa tej Rzeczypospolitej na tej elekcji są deptane, sejm chcą skonfederować i fundament wolności naszej, <text:span text:style-name="T17">liberum veto</text:span>, uniemożliwić.” Zatroskany pan Starczyński dolał sobie jeszcze miodu, aby zagłuszyć smutek swego republikańskiego sumienia. O innych bowiem nakazanych mu wykroczeniom przeciw złotym wolnościom wspominać głośno nie chciał.</text:p>
      <text:p text:style-name="P14">„No ale jakże to, liberum veto na sejmie elekcyjnym, jakiegoś króla przecie wybrać trzeba”, zdziwił się pan Ostrowski, „a to już ponad miesiąc dyskutują, nie bardzo wiem o czym”.</text:p>
      <text:p text:style-name="P14">„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Opowiedzże waść, jak to z tą konfederacją?”, kontynuowa<text:span text:style-name="T3">ł</text:span> Ostrowski.</text:p>
      <text:p text:style-name="P14">„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Bo przecież i Koroniarze i Litwini tam byli?”</text:p>
      <text:p text:style-name="P14">„Tak niby, ale wszyscy wiedzą, że pan hetman Radziwiłł pana hetmana Sobieskiego stronnik. Pan kanclerz litewski Pac był przeciwny konfederacji, ale go nie pytano.”</text:p>
      <text:p text:style-name="P14">„A Pan hetman wielki litewski?”</text:p>
      <text:p text:style-name="P14">„Tego... nie było chyba... ale pewnie też by nie pochwalił konfederacji...” Tu przerwał pan Starczyński i napił się miodu. „To przednia sprawa, że takie miody tu mają, o i wino też! Nie masz wina nad węgrzyna!”</text:p>
      <text:p text:style-name="P14">„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7">salvator</text:span>, i na pohybel Turkom i magnatom!”</text:p>
      <text:p text:style-name="P14"><text:soft-page-break/>„Turkom na pohybel!”, odpowiedzieli zgodnie przyjaciele.</text:p>
      <text:p text:style-name="P14">„No ale powiadaj, wasze, co dalej z tą konfederacją?” dopytywał się Ostrowski, gdy gruby szlachcic poszedł agitować do innych stolików. </text:p>
      <text:p text:style-name="P14">„Sejm ma być skonfederowany od jutra, potem ma się dokonać elekcji, a potem ustalić <text:span text:style-name="T17">pacta conventa</text:span>. Ma to uspokoić szlachtę i wykluczyć podejrzenie wyboru króla przez wąskie grono senatorów.”</text:p>
      <text:p text:style-name="P14">„To właśnie jest przecież elekcja <text:span text:style-name="T17">viritim</text:span>, że nie sami senatorowie króla wybierają. Chwalić Boga należy, że na to się zdecydowano.”</text:p>
      <text:p text:style-name="P14">„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 „Zerwać sejm? Zerwać unię? Toż to jest dopiero uzurpacja, jak może kanclerz Pac stawiać się ponad prawem i wolą reszty senatorów? I to mi waszmość jako obronę wolności pokazujecie?”</text:p>
      <text:p text:style-name="P14">„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text:soft-page-break/>„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 „Sądem nam tu grozicie? I tak my nad wami tu sąd zrobić możemy, i to teraz!”</text:p>
      <text:p text:style-name="P14">„Bacz do kogo mówisz, wojewodo!” zerwał się Maciej Gosiewski, generał artylerii litewskiej, „jak śmiesz przerywać kanclerzowi wielkiemu!”</text:p>
      <text:p text:style-name="P14">Już się brali do szabel, gdy biskup Trzebicki wpadł między nich, „Pax, pax!” wołając,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Księstwo Litewskie cudzoziemską kandydaturę zatem popiera, czy tylko księstwa onego kanclerz? Czy ktoś w tej sali cudzoziemca jakiegoś kandydatem postawi?”</text:p>
      <text:p text:style-name="P24">Wtedy biskup Trzebicki wskazał na Austriaków: </text:p>
      <text:p text:style-name="P24">„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5" text:note-class="endnote"><text:note-citation>5</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text:soft-page-break/>Pan kanclerz wielki litewski spojrzał na oniemiałych nagle posłów autriackich, na skamieniałych biskupów, na skupione twarze litewskich senatorów i nielicznych pozostałych w sali koroniarzy. </text:p>
      <text:p text:style-name="P25">„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oft-page-break/><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Co to za tumult? Bijatyka?”, zaczął pytać dowódca dragonów Sobieskiego, potem ujrzał trupy rozciągnięte na piasku, „Mord na polu elekcji?”</text:p>
      <text:p text:style-name="P24">„Ci oto żołnierze nas pałaszami traktowali...”, rzekł jeden ze szlachty.</text:p>
      <text:p text:style-name="P24">Wiśniowiecki zamierzał milczeć dumnie, lecz nie wytrzymał: </text:p>
      <text:p text:style-name="P24">„Ta hołota nas napadła...”</text:p>
      <text:p text:style-name="P24">„Hołota? Jaka? Ja widzę, że to wyście tych szlachciców żelazem potraktowali. Kto wy?”</text:p>
      <text:p text:style-name="P24">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Jam jest książę hetman Wiśniowiecki, nie pozwalajże sobie pułkowniku zbyt wiele...”</text:p>
      <text:p text:style-name="P24">„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text:soft-page-break/>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oft-page-break/><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y nam króluj, rządź i sądź!”</text:p>
      <text:p text:style-name="P5">Sobieski odpowiedział: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oft-page-break/><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oft-page-break/><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6" text:note-class="endnote"><text:note-citation>6</text:note-citation><text:note-body><text:p text:style-name="P21">Przez aklamację wybrano hetmana wielkiego na króla, przez aklamację również zaakceptowano wybór jego syna <text:span text:style-name="T16">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Widzisz Waćpan, zatem mamy teraz twojego Sobieskiego na tronie, albo i całą ich dynastię! Wszystkie nasze prawa orężem podeptane, tyle <text:s/>ludzi pomordowano!” </text:p>
      <text:p text:style-name="P28">„Wolałbyś Waćpan Lotaryńczyka na tronie, albo i samego Habsburga? Rzeczpostolitą jako jeszcze jedną imperium prowincję?”, odparł Ostrowski. </text:p>
      <text:p text:style-name="P28">„Biada temu krajowi, że tylko między wewnętrznym a zagranicznym tyranem ma wybór,” narzekał pan Starczyński.</text:p>
      <text:p text:style-name="P14">„Jedno dobre, że oddzielenia Litwy uniknęliśmy, bo pono to Pacowie knuli”, pocieszał przyjaciela Ostrowski.</text:p>
      <text:p text:style-name="P14">„Tego nie wiesz Waćpan, bo wielu senatorów Litewski,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text:soft-page-break/></text:p>
      <text:list xml:id="list42401882" text:continue-numbering="true" text:style-name="Outline">
        <text:list-item>
          <text:h text:style-name="P30"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7" text:note-class="endnote"><text:note-citation>7</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5">„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5">„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5">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5">Pan Jan Andrzej odpowiedział: „Kwoty uchwalone na sejmie elekcyjnym wpływają już teraz,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text:span text:style-name="T3">ł</text:span> si<text:span text:style-name="T3">ę</text:span> z tych wiadomo<text:span text:style-name="T3">ś</text:span>ci. Spodziewa<text:span text:style-name="T3">ł</text:span> si<text:span text:style-name="T3">ę</text:span> raczej oprze<text:span text:style-name="T3">ć</text:span> swe finanse na dotacjach francuskich oraz na konfiskatach d<text:span text:style-name="T3">ó</text:span>br zdrajc<text:span text:style-name="T3">ó</text:span>w. Teraz m<text:span text:style-name="T3">ó</text:span>g<text:span text:style-name="T3">ł</text:span> spokojnie przej<text:span text:style-name="T3">ść</text:span> do plan<text:span text:style-name="T3">ó</text:span>w kampanii.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text:soft-page-break/>Wtrącił Stanisław Herakliusz Lubomirski, marszałkiem nadwornym koronnym w miejsce Sobieskiego świeżo mianowany: „Tedy mamy czas, koronację prawdziwą w Krakowie urządzić.”</text:p>
      <text:p text:style-name="P5">O Krakowie s<text:span text:style-name="T3">ł</text:span>ysz<text:span text:style-name="T3">ą</text:span>c, przypomnia<text:span text:style-name="T3">ł</text:span> pan Morsztyn o wa<text:span text:style-name="T3">ż</text:span>nej jeszcze jednej sprawie: „Tak, w Krakowie i nowego króla koronować, i starego pochować nam trzeba. Przy tej okazji stosunki z klerem poprawimy. Klechy niezadowolone, że kilku biskupów pośród zdrajców na Woli gardła dało.”</text:p>
      <text:p text:style-name="P5">Sobieski wiedzia<text:span text:style-name="T3">ł</text:span> o pana Morsztynowej niech<text:span text:style-name="T3">ę</text:span>ci do kleru, nie zrazi<text:span text:style-name="T3">ł</text:span> si<text:span text:style-name="T3">ę</text:span> zatem i wyja<text:span text:style-name="T3">ś</text:span>ni<text:span text:style-name="T3">ł</text:span>: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text:span text:style-name="T3">ą</text:span>c o czasach kt<text:span text:style-name="T3">ó</text:span>re dopiero po wojnie z Turcj<text:span text:style-name="T3">ą</text:span> nast<text:span text:style-name="T3">ą</text:span>pi<text:span text:style-name="T3">ą</text:span>. Oto przecie walki nowe prowadzi<text:span text:style-name="T3">ć</text:span> b<text:span text:style-name="T3">ę</text:span>dzie trzeba. Wreszcie wrodzony optymizm Jabłonowskiego kaza<text:span text:style-name="T3">ł</text:span> mu przem<text:span text:style-name="T3">ó</text:span>wi<text:span text:style-name="T3">ć</text:span>: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text:span><text:span text:style-name="T3">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text:span text:style-name="T3">ł, jednak dodał</text:span>: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5">Wtedy Sobieski podsumowa<text:span text:style-name="T3">ł</text:span> ten temat: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oft-page-break/><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4">„Gwarant to wolności przecie”, mówił, „bo nie tylko przeciw wrogom zewnętrznym, ale przeciw tyranowi na tronie szlachta za broń chwytać zwykła”</text:p>
      <text:p text:style-name="P14">„Jednak za broń przeciw Turkom jakoś nie chwytali”, mówił pan Ostrowski, „pamiętwasz Wasze jak to myśmy Tatar ganiali, a pospolitacy dobra Sobieskiego plądrowali.”</text:p>
      <text:p text:style-name="P14">„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4">„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5">„Zdrada!”, krzyczał zdrożony jeździec wpadając na spienionym koniu na rynek we Środzie,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2409603" text:continue-numbering="true" text:style-name="Outline">
        <text:list-item>
          <text:h text:style-name="P30"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8" text:note-class="endnote"><text:note-citation>8</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9" text:note-class="endnote"><text:note-citation>9</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0" text:note-class="endnote"><text:note-citation>10</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22</meta:editing-cycles>
    <meta:creation-date>2014-08-22T08:05:00</meta:creation-date>
    <dc:date>2016-02-27T22:23:12.93</dc:date>
    <meta:editing-duration>P78DT23H59M10S</meta:editing-duration>
    <meta:generator>OpenOffice/4.1.1$Win32 OpenOffice.org_project/411m6$Build-9775</meta:generator>
    <dc:creator>Mikolaj Trzeciecki</dc:creator>
    <meta:document-statistic meta:table-count="0" meta:image-count="0" meta:object-count="0" meta:page-count="60" meta:paragraph-count="551" meta:word-count="28735" meta:character-count="19567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